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48d8" officeooo:paragraph-rsid="000b48d8"/>
    </style:style>
    <style:style style:name="P2" style:family="paragraph" style:parent-style-name="Standard">
      <style:text-properties style:text-underline-style="solid" style:text-underline-width="auto" style:text-underline-color="font-color" officeooo:rsid="000b48d8" officeooo:paragraph-rsid="000b48d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48d8" officeooo:paragraph-rsid="000b48d8" style:font-weight-asian="bold" style:font-weight-complex="bold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1pt" fo:language="en" fo:country="GB" style:text-underline-style="none" fo:font-weight="normal" officeooo:rsid="001547d9" officeooo:paragraph-rsid="000b48d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style:text-underline-style="none" officeooo:rsid="000b5e6d" officeooo:paragraph-rsid="000b5e6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202122" fo:letter-spacing="normal" officeooo:rsid="001a1ae8"/>
    </style:style>
    <style:style style:name="T4" style:family="text">
      <style:text-properties fo:font-variant="normal" fo:text-transform="none" fo:color="#202122" fo:letter-spacing="normal" officeooo:rsid="000b48d8"/>
    </style:style>
    <style:style style:name="T5" style:family="text">
      <style:text-properties fo:font-variant="normal" fo:text-transform="none" fo:color="#202122" fo:letter-spacing="normal" officeooo:rsid="000b5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:</text:p>
      <text:p text:style-name="P1"/>
      <text:p text:style-name="P1">class Main {<text:line-break/> <text:s/>public static void main(String[] args) {<text:line-break/> <text:s text:c="3"/>String sentence = "Saul, don't make me beat you until your legs don't work.";<text:line-break/> <text:s text:c="3"/>System.out.println("This program will change the case of a string depending on its length.");<text:line-break/> <text:s text:c="3"/>System.out.println("If there are less than 30 characters, the string will be printed in lower case.");<text:line-break/> <text:s text:c="3"/>System.out.println("If there are 30 characters, the case of the string will be unchanged.");<text:line-break/> <text:s text:c="3"/>System.out.println("If there are more than 30 characters, the string will be printed in upper case.");<text:line-break/> <text:s text:c="3"/>System.out.println();<text:line-break/> <text:s text:c="3"/>System.out.println("This string has " + sentence.length() + " characters in it.");<text:line-break/> <text:s text:c="3"/>if (sentence.length() &gt; 30) {<text:line-break/> <text:s text:c="5"/>System.out.println("The case has been set to: Upper case.");<text:line-break/> <text:s text:c="5"/>System.out.println(sentence.toUpperCase());<text:line-break/> <text:s text:c="3"/>}<text:line-break/> <text:s text:c="3"/>else if (sentence.length() == 30) {<text:line-break/> <text:s text:c="5"/>System.out.println("The case has been set to: Unchanged.");<text:line-break/> <text:s text:c="5"/>System.out.println(sentence); <text:s/><text:line-break/> <text:s text:c="3"/>}<text:line-break/> <text:s text:c="3"/>else {<text:line-break/> <text:s text:c="5"/>System.out.println("The case has been set to: Lower case.");<text:line-break/> <text:s text:c="5"/>System.out.println(sentence.toLowerCase());<text:line-break/> <text:s text:c="3"/>}<text:line-break/> <text:s/>}<text:line-break/>}</text:p>
      <text:p text:style-name="P1"/>
      <text:p text:style-name="P2">Output:</text:p>
      <text:p text:style-name="P2"/>
      <text:p text:style-name="P5">This program will change the case of a string depending on its length.</text:p>
      <text:p text:style-name="P5">If there are less than 30 characters, the string will be printed in lower case.</text:p>
      <text:p text:style-name="P5">If there are 30 characters, the case of the string will be unchanged.</text:p>
      <text:p text:style-name="P5">If there are more than 30 characters, the string will be printed in upper case.</text:p>
      <text:p text:style-name="P5"/>
      <text:p text:style-name="P5">This string has 56 characters in it.</text:p>
      <text:p text:style-name="P5">The case has been set to: Upper case.</text:p>
      <text:p text:style-name="P5">SAUL, DON'T MAKE ME BEAT YOU UNTIL YOUR LEGS DON'T WORK.</text:p>
      <text:p text:style-name="P1"/>
      <text:p text:style-name="P3">Explanation:</text:p>
      <text:p text:style-name="P3"><text:span text:style-name="T2"/></text:p>
      <text:p text:style-name="P4"><text:span text:style-name="T3">– </text:span><text:span text:style-name="T4">No need for an in-depth explanation. Combines conditional statements with string functions to vary the case of a string depending on its leng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5S</meta:editing-duration>
    <meta:editing-cycles>4</meta:editing-cycles>
    <meta:generator>LibreOffice/5.0.4.2$Windows_x86 LibreOffice_project/2b9802c1994aa0b7dc6079e128979269cf95bc78</meta:generator>
    <dc:date>2022-06-14T15:21:24.914000000</dc:date>
    <meta:document-statistic meta:table-count="0" meta:image-count="0" meta:object-count="0" meta:page-count="1" meta:paragraph-count="12" meta:word-count="243" meta:character-count="1702" meta:non-whitespace-character-count="1376"/>
    <meta:user-defined meta:name="Info 1"/>
    <meta:user-defined meta:name="Info 2"/>
    <meta:user-defined meta:name="Info 3"/>
    <meta:user-defined meta:name="Info 4"/>
  </office:meta>
</office:document-meta>
</file>